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6cm"/>
      <style:text-properties fo:color="#d4d4d4" style:font-name="Droid Sans Mono" fo:font-size="9.60000038146973pt" fo:font-weight="normal" fo:background-color="#1e1e1e"/>
    </style:style>
    <style:style style:name="P2" style:family="paragraph" style:parent-style-name="Standard">
      <style:paragraph-properties style:line-height-at-least="0.46cm"/>
      <style:text-properties fo:color="#569cd6" style:font-name="Droid Sans Mono" fo:font-size="9.60000038146973pt" fo:font-weight="normal" fo:background-color="#1e1e1e"/>
    </style:style>
    <style:style style:name="P3" style:family="paragraph" style:parent-style-name="Standard">
      <style:paragraph-properties style:line-height-at-least="0.46cm"/>
      <style:text-properties fo:color="#c586c0" style:font-name="Droid Sans Mono" fo:font-size="9.60000038146973pt" fo:font-weight="normal" fo:background-color="#1e1e1e"/>
    </style:style>
    <style:style style:name="P4" style:family="paragraph" style:parent-style-name="Standard">
      <style:paragraph-properties style:line-height-at-least="0.46cm"/>
      <style:text-properties fo:color="#6a9955" style:font-name="Droid Sans Mono" fo:font-size="9.60000038146973pt" fo:font-weight="normal" fo:background-color="#1e1e1e"/>
    </style:style>
    <style:style style:name="P5" style:family="paragraph" style:parent-style-name="Standard">
      <style:paragraph-properties style:line-height-at-least="0.46cm"/>
    </style:style>
    <style:style style:name="P6" style:family="paragraph" style:parent-style-name="Standard">
      <style:paragraph-properties fo:margin-top="0cm" fo:margin-bottom="0.499cm" loext:contextual-spacing="false" style:line-height-at-least="0.46cm"/>
      <style:text-properties fo:color="#d4d4d4" style:font-name="Droid Sans Mono" fo:font-size="9.60000038146973pt" fo:font-weight="normal" fo:background-color="#1e1e1e"/>
    </style:style>
    <style:style style:name="P7" style:family="paragraph" style:parent-style-name="Standard">
      <style:paragraph-properties fo:margin-top="0cm" fo:margin-bottom="0.499cm" loext:contextual-spacing="false" style:line-height-at-least="0.46cm"/>
    </style:style>
    <style:style style:name="T1" style:family="text">
      <style:text-properties fo:color="#c586c0"/>
    </style:style>
    <style:style style:name="T2" style:family="text">
      <style:text-properties fo:color="#ce9178"/>
    </style:style>
    <style:style style:name="T3" style:family="text">
      <style:text-properties fo:color="#9cdcfe"/>
    </style:style>
    <style:style style:name="T4" style:family="text">
      <style:text-properties fo:color="#dcdcaa"/>
    </style:style>
    <style:style style:name="T5" style:family="text">
      <style:text-properties fo:color="#b5cea8"/>
    </style:style>
    <style:style style:name="T6" style:family="text">
      <style:text-properties fo:color="#569c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?php</text:p>
      <text:p text:style-name="P7"/>
      <text:p text:style-name="P1"><text:span text:style-name="T1">require_once</text:span>(<text:span text:style-name="T2">"../../globals.php"</text:span>);</text:p>
      <text:p text:style-name="P6"><text:line-break/><text:line-break/><text:line-break/></text:p>
      <text:p text:style-name="P1"><text:span text:style-name="T3">$column</text:span> = <text:span text:style-name="T4">array</text:span>(<text:span text:style-name="T2">'ID'</text:span>, <text:span text:style-name="T2">'Name'</text:span>, <text:span text:style-name="T2">'FirstName'</text:span>, <text:span text:style-name="T2">'Date'</text:span>,<text:span text:style-name="T2">'Gender'</text:span>);</text:p>
      <text:p text:style-name="P5"/>
      <text:p text:style-name="P1"><text:span text:style-name="T3">$query</text:span> = <text:span text:style-name="T2">"</text:span></text:p>
      <text:p text:style-name="P1"><text:span text:style-name="T2">SELECT * FROM form_sample "</text:span>;</text:p>
      <text:p text:style-name="P5"/>
      <text:p text:style-name="P1"><text:span text:style-name="T1">if</text:span>(<text:span text:style-name="T4">isset</text:span>(<text:span text:style-name="T3">$_POST</text:span>[<text:span text:style-name="T2">'start_date'</text:span>] ,<text:span text:style-name="T3">$_POST</text:span>[<text:span text:style-name="T2">'end_date'</text:span>],<text:span text:style-name="T3">$_POST</text:span>[<text:span text:style-name="T2">'gender'</text:span>] ) &amp;&amp; <text:span text:style-name="T3">$_POST</text:span>[<text:span text:style-name="T2">'start_date'</text:span>] != <text:span text:style-name="T2">''</text:span> &amp;&amp; <text:span text:style-name="T3">$_POST</text:span>[<text:span text:style-name="T2">'end_date'</text:span>] != <text:span text:style-name="T2">''</text:span> &amp;&amp; <text:span text:style-name="T3">$_POST</text:span>[<text:span text:style-name="T2">'gender'</text:span>])</text:p>
      <text:p text:style-name="P1">{</text:p>
      <text:p text:style-name="P1"><text:span text:style-name="T3">$query</text:span> .= <text:span text:style-name="T2">'</text:span></text:p>
      <text:p text:style-name="P1"><text:span text:style-name="T2">WHERE date BETWEEN "'</text:span>.<text:span text:style-name="T3">$_POST</text:span>[<text:span text:style-name="T2">"start_date"</text:span>].<text:span text:style-name="T2">'" AND "'</text:span>.<text:span text:style-name="T3">$_POST</text:span>[<text:span text:style-name="T2">"end_date"</text:span>].<text:span text:style-name="T2">'" AND gender= "'</text:span>.<text:span text:style-name="T3">$_POST</text:span>[<text:span text:style-name="T2">"gender"</text:span>].<text:span text:style-name="T2">'"'</text:span>;</text:p>
      <text:p text:style-name="P1">}</text:p>
      <text:p text:style-name="P7"/>
      <text:p text:style-name="P1"><text:span text:style-name="T1">if</text:span>(<text:span text:style-name="T4">isset</text:span>(<text:span text:style-name="T3">$_POST</text:span>[<text:span text:style-name="T2">'order'</text:span>]))</text:p>
      <text:p text:style-name="P1">{</text:p>
      <text:p text:style-name="P1"><text:span text:style-name="T3">$query</text:span> .= <text:span text:style-name="T2">'ORDER BY '</text:span>.<text:span text:style-name="T3">$column</text:span>[<text:span text:style-name="T3">$_POST</text:span>[<text:span text:style-name="T2">'order'</text:span>][<text:span text:style-name="T2">'0'</text:span>][<text:span text:style-name="T2">'column'</text:span>]].<text:span text:style-name="T2">' '</text:span>.<text:span text:style-name="T3">$_POST</text:span>[<text:span text:style-name="T2">'order'</text:span>][<text:span text:style-name="T2">'0'</text:span>][<text:span text:style-name="T2">'dir'</text:span>].<text:span text:style-name="T2">' '</text:span>;</text:p>
      <text:p text:style-name="P1">}</text:p>
      <text:p text:style-name="P3">else</text:p>
      <text:p text:style-name="P1">{</text:p>
      <text:p text:style-name="P1"><text:span text:style-name="T3">$query</text:span> .= <text:span text:style-name="T2">'ORDER BY id ASC '</text:span>;</text:p>
      <text:p text:style-name="P1">}</text:p>
      <text:p text:style-name="P7"/>
      <text:p text:style-name="P1"><text:span text:style-name="T3">$query1</text:span> = <text:span text:style-name="T2">''</text:span>;</text:p>
      <text:p text:style-name="P5"/>
      <text:p text:style-name="P1"><text:span text:style-name="T1">if</text:span>(<text:span text:style-name="T3">$_POST</text:span>[<text:span text:style-name="T2">"length"</text:span>] != -<text:span text:style-name="T5">1</text:span>)</text:p>
      <text:p text:style-name="P1">{</text:p>
      <text:p text:style-name="P1"><text:span text:style-name="T3">$query1</text:span> = <text:span text:style-name="T2">'LIMIT '</text:span> . <text:span text:style-name="T3">$_POST</text:span>[<text:span text:style-name="T2">'start'</text:span>] . <text:span text:style-name="T2">', '</text:span> . <text:span text:style-name="T3">$_POST</text:span>[<text:span text:style-name="T2">'length'</text:span>];</text:p>
      <text:p text:style-name="P1">}</text:p>
      <text:p text:style-name="P7"/>
      <text:p text:style-name="P1"><text:span text:style-name="T3">$statement</text:span> = <text:span text:style-name="T4">sqlStatement</text:span>(<text:span text:style-name="T3">$query</text:span>);</text:p>
      <text:p text:style-name="P1"><text:span text:style-name="T3">$number_filter_row</text:span> = <text:span text:style-name="T3">$statement</text:span>-&gt;<text:span text:style-name="T4">rowCount</text:span>();</text:p>
      <text:p text:style-name="P1"><text:span text:style-name="T3">$statement</text:span> = <text:span text:style-name="T4">sqlStatement</text:span>(<text:span text:style-name="T3">$query</text:span> . <text:span text:style-name="T3">$query1</text:span>);</text:p>
      <text:p text:style-name="P4">// $result = sqlFetchArray($statement);</text:p>
      <text:p text:style-name="P5"/>
      <text:p text:style-name="P1"><text:span text:style-name="T3">$data</text:span> = <text:span text:style-name="T4">array</text:span>();</text:p>
      <text:p text:style-name="P5"/>
      <text:p text:style-name="P1"><text:span text:style-name="T1">while</text:span>(<text:span text:style-name="T3">$row</text:span> = <text:span text:style-name="T4">sqlFetchArray</text:span>(<text:span text:style-name="T3">$statement</text:span>))</text:p>
      <text:p text:style-name="P1">{</text:p>
      <text:p text:style-name="P1"><text:span text:style-name="T3">$id</text:span>=<text:span text:style-name="T3">$row</text:span>[<text:span text:style-name="T2">'id'</text:span>];</text:p>
      <text:p text:style-name="P1"><text:span text:style-name="T3">$sub_array</text:span> = <text:span text:style-name="T4">array</text:span>();</text:p>
      <text:p text:style-name="P1"><text:span text:style-name="T3">$sub_array</text:span>[] = <text:span text:style-name="T3">$row</text:span>[<text:span text:style-name="T2">'id'</text:span>];</text:p>
      <text:p text:style-name="P1"><text:span text:style-name="T3">$sub_array</text:span>[] = <text:span text:style-name="T3">$row</text:span>[<text:span text:style-name="T2">'name'</text:span>];</text:p>
      <text:p text:style-name="P1"><text:soft-page-break/><text:span text:style-name="T3">$sub_array</text:span>[] = <text:span text:style-name="T3">$row</text:span>[<text:span text:style-name="T2">'fname'</text:span>];</text:p>
      <text:p text:style-name="P1"><text:span text:style-name="T3">$sub_array</text:span>[] = <text:span text:style-name="T3">$row</text:span>[<text:span text:style-name="T2">'firstname'</text:span>];</text:p>
      <text:p text:style-name="P1"><text:span text:style-name="T3">$sub_array</text:span>[] = <text:span text:style-name="T3">$row</text:span>[<text:span text:style-name="T2">'date'</text:span>];</text:p>
      <text:p text:style-name="P1"><text:span text:style-name="T3">$sub_array</text:span>[] = <text:span text:style-name="T3">$row</text:span>[<text:span text:style-name="T2">'gender'</text:span>];</text:p>
      <text:p text:style-name="P1"><text:span text:style-name="T3">$sub_array</text:span>[] = <text:span text:style-name="T2">'&lt;a href="sample.php?id='</text:span>.<text:span text:style-name="T3">$id</text:span>.<text:span text:style-name="T2">'" class="btn btn-sm-danger"&gt;Delete&lt;/a&gt;'</text:span>;</text:p>
      <text:p text:style-name="P1"><text:span text:style-name="T3">$sub_array</text:span>[] = <text:span text:style-name="T2">'&lt;a href="update.php?id='</text:span>.<text:span text:style-name="T3">$id</text:span>.<text:span text:style-name="T2">'" class="btn btn-sm-danger"&gt;Edit&lt;/a&gt;'</text:span>;</text:p>
      <text:p text:style-name="P1"><text:span text:style-name="T3">$data</text:span>[] = <text:span text:style-name="T3">$sub_array</text:span>;</text:p>
      <text:p text:style-name="P1">}</text:p>
      <text:p text:style-name="P7"/>
      <text:p text:style-name="P1"><text:span text:style-name="T6">function</text:span> <text:span text:style-name="T4">count_all_data</text:span>()</text:p>
      <text:p text:style-name="P1">{</text:p>
      <text:p text:style-name="P1"><text:span text:style-name="T3">$query</text:span> = <text:span text:style-name="T2">"</text:span><text:span text:style-name="T6">SELECT</text:span><text:span text:style-name="T2"> </text:span>*<text:span text:style-name="T2"> </text:span><text:span text:style-name="T6">FROM</text:span><text:span text:style-name="T2"> form_sample"</text:span>;</text:p>
      <text:p text:style-name="P1"><text:span text:style-name="T3">$statement</text:span> = <text:span text:style-name="T4">sqlStatement</text:span>(<text:span text:style-name="T3">$query</text:span>);</text:p>
      <text:p text:style-name="P5"/>
      <text:p text:style-name="P1"><text:span text:style-name="T1">return</text:span> <text:span text:style-name="T3">$statement</text:span>-&gt;<text:span text:style-name="T4">rowCount</text:span>();</text:p>
      <text:p text:style-name="P1">}</text:p>
      <text:p text:style-name="P5"/>
      <text:p text:style-name="P1"><text:span text:style-name="T3">$output</text:span> = <text:span text:style-name="T4">array</text:span>(</text:p>
      <text:p text:style-name="P1"><text:span text:style-name="T2">"draw"</text:span> =&gt; <text:span text:style-name="T4">intval</text:span>(<text:span text:style-name="T3">$_POST</text:span>[<text:span text:style-name="T2">"draw"</text:span>]),</text:p>
      <text:p text:style-name="P1"><text:span text:style-name="T2">"recordsTotal"</text:span> =&gt; <text:span text:style-name="T4">count_all_data</text:span>(),</text:p>
      <text:p text:style-name="P1"><text:span text:style-name="T2">"recordsFiltered"</text:span> =&gt; <text:span text:style-name="T3">$number_filter_row</text:span>,</text:p>
      <text:p text:style-name="P1"><text:span text:style-name="T2">"data"</text:span> =&gt; <text:span text:style-name="T3">$data</text:span></text:p>
      <text:p text:style-name="P1">);</text:p>
      <text:p text:style-name="P1"><text:span text:style-name="T4">echo</text:span> <text:span text:style-name="T4">json_encode</text:span>(<text:span text:style-name="T3">$output</text:span>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9T11:44:25.847223135</meta:creation-date>
    <dc:date>2022-09-29T11:44:39.495355856</dc:date>
    <meta:editing-duration>PT13S</meta:editing-duration>
    <meta:editing-cycles>1</meta:editing-cycles>
    <meta:document-statistic meta:table-count="0" meta:image-count="0" meta:object-count="0" meta:page-count="2" meta:paragraph-count="56" meta:word-count="175" meta:character-count="1590" meta:non-whitespace-character-count="1467"/>
    <meta:generator>LibreOffice/6.0.7.3$Linux_X86_64 LibreOffice_project/00m0$Build-3</meta:generator>
  </office:meta>
</office:document-meta>
</file>